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fo:font-size="24pt" style:font-size-asian="21pt" style:font-size-complex="2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24pt" style:font-size-asian="21pt" style:font-size-complex="24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size="24pt" style:font-size-asian="21pt" style:font-size-complex="24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Arial" fo:font-size="24pt" style:font-size-asian="21pt" style:font-size-complex="24pt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rial" fo:font-size="24pt" style:font-size-asian="21pt" style:font-size-complex="24pt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Arial" fo:font-size="24pt" style:font-size-asian="21pt" style:font-size-complex="24pt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Arial" fo:font-size="24pt" style:font-size-asian="21pt" style:font-size-complex="24pt"/>
    </style:style>
    <style:style style:name="P10" style:family="paragraph" style:parent-style-name="Standard" style:list-style-name="L3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11" style:family="paragraph" style:parent-style-name="Standard" style:list-style-name="L2">
      <style:paragraph-properties fo:text-align="center" style:justify-single-word="false" fo:break-before="page"/>
      <style:text-properties style:font-name="Arial" fo:font-size="24pt" style:font-size-asian="21pt" style:font-size-complex="24pt"/>
    </style:style>
    <style:style style:name="P12" style:family="paragraph" style:parent-style-name="Standard" style:list-style-name="L3">
      <style:paragraph-properties fo:text-align="center" style:justify-single-word="false" fo:break-before="page"/>
      <style:text-properties style:font-name="Arial" fo:font-size="24pt" style:font-size-asian="21pt" style:font-size-complex="24pt"/>
    </style:style>
    <style:style style:name="P13" style:family="paragraph" style:parent-style-name="Standard" style:list-style-name="L4">
      <style:paragraph-properties fo:text-align="center" style:justify-single-word="false" fo:break-before="page"/>
      <style:text-properties style:font-name="Arial" fo:font-size="24pt" style:font-size-asian="21pt" style:font-size-complex="24pt"/>
    </style:style>
    <style:style style:name="P14" style:family="paragraph" style:parent-style-name="Standard" style:list-style-name="L5">
      <style:paragraph-properties fo:text-align="center" style:justify-single-word="false" fo:break-before="page"/>
      <style:text-properties style:font-name="Arial" fo:font-size="24pt" style:font-size-asian="21pt" style:font-size-complex="24pt"/>
    </style:style>
    <style:style style:name="P15" style:family="paragraph" style:parent-style-name="Standard" style:list-style-name="L6">
      <style:paragraph-properties fo:text-align="center" style:justify-single-word="false" fo:break-before="page"/>
      <style:text-properties style:font-name="Arial" fo:font-size="24pt" style:font-size-asian="21pt" style:font-size-complex="24pt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does Jmbo exist?</text:p>
      <text:p text:style-name="P1"/>
      <text:list xml:id="list202240690" text:style-name="L1">
        <text:list-item>
          <text:p text:style-name="P4">Sites (especially mobi) have recurring elements</text:p>
        </text:list-item>
        <text:list-item>
          <text:p text:style-name="P4">We want a standard set of templates for all devices</text:p>
        </text:list-item>
        <text:list-item>
          <text:p text:style-name="P4">Turnaround time</text:p>
        </text:list-item>
        <text:list-item>
          <text:p text:style-name="P4">Make it easy for novice developers to be productive</text:p>
        </text:list-item>
        <text:list-item>
          <text:p text:style-name="P4">Bring designers closer to the project</text:p>
        </text:list-item>
        <text:list-item>
          <text:p text:style-name="P4">The usual project process is full of pain</text:p>
        </text:list-item>
      </text:list>
      <text:p text:style-name="P3">The usual project process</text:p>
      <text:p text:style-name="P1"/>
      <text:list xml:id="list631727978" text:style-name="L2">
        <text:list-item>
          <text:p text:style-name="P5">Creative / strat has a beautiful vision</text:p>
        </text:list-item>
        <text:list-item>
          <text:p text:style-name="P5">Write a scope of work promising a lot</text:p>
        </text:list-item>
        <text:list-item>
          <text:p text:style-name="P5">Wireframe</text:p>
        </text:list-item>
        <text:list-item>
          <text:p text:style-name="P5">Designer does HTML and CSS</text:p>
        </text:list-item>
        <text:list-item>
          <text:p text:style-name="P5">Developer must integrate</text:p>
        </text:list-item>
        <text:list-item>
          <text:p text:style-name="P5">QA etc etc</text:p>
        </text:list-item>
        <text:list-item>
          <text:p text:style-name="P5">Deploy and support</text:p>
          <text:p text:style-name="P11">Things always go wrong</text:p>
        </text:list-item>
      </text:list>
      <text:list xml:id="list490093548" text:style-name="L3">
        <text:list-header>
          <text:p text:style-name="P10"/>
        </text:list-header>
        <text:list-item>
          <text:p text:style-name="P6">Unrealistic promises → new unplanned features and code</text:p>
        </text:list-item>
        <text:list-item>
          <text:p text:style-name="P6">Horrible HTML and CSS</text:p>
        </text:list-item>
        <text:list-item>
          <text:p text:style-name="P6">Upside: most developers are CSS gurus</text:p>
        </text:list-item>
        <text:list-item>
          <text:p text:style-name="P6">Developer must co-ordinate and fight with all involved parties</text:p>
          <text:p text:style-name="P12">The Jmbo project process</text:p>
        </text:list-item>
      </text:list>
      <text:p text:style-name="P1"/>
      <text:list xml:id="list93509509" text:style-name="L4">
        <text:list-item>
          <text:p text:style-name="P7">The toolkit is known</text:p>
        </text:list-item>
        <text:list-item>
          <text:p text:style-name="P7">Developer is involved from the start to identify problem areas</text:p>
        </text:list-item>
        <text:list-item>
          <text:p text:style-name="P7">UX can create wireframes which focus on layout, not detail</text:p>
        </text:list-item>
        <text:list-item>
          <text:p text:style-name="P7">Designer works with developer when development starts</text:p>
        </text:list-item>
        <text:list-item>
          <text:p text:style-name="P7">Designer does not write HTML, only CSS</text:p>
        </text:list-item>
        <text:list-item>
          <text:p text:style-name="P7">Designer can continue working in parallel</text:p>
        </text:list-item>
        <text:list-item>
          <text:p text:style-name="P7">Rapid QA releases since there are no bottlenecks</text:p>
          <text:p text:style-name="P13">No HTML? Really?</text:p>
        </text:list-item>
      </text:list>
      <text:p text:style-name="P1"/>
      <text:list xml:id="list224394183" text:style-name="L5">
        <text:list-item>
          <text:p text:style-name="P8">It depends</text:p>
        </text:list-item>
        <text:list-item>
          <text:p text:style-name="P8">Identify what Jmbo offers you, then add custom bits as required</text:p>
        </text:list-item>
        <text:list-item>
          <text:p text:style-name="P8">Write custom HTML in same style as Jmbo, then you get most styling for free</text:p>
          <text:p text:style-name="P14">The stack</text:p>
        </text:list-item>
      </text:list>
      <text:p text:style-name="P1"/>
      <text:list xml:id="list840889067" text:style-name="L6">
        <text:list-item>
          <text:p text:style-name="P9">Python</text:p>
        </text:list-item>
        <text:list-item>
          <text:p text:style-name="P9">Django</text:p>
        </text:list-item>
        <text:list-item>
          <text:p text:style-name="P9">The usual web elements (JS, Jquery, CSS etc.)</text:p>
        </text:list-item>
        <text:list-item>
          <text:p text:style-name="P9">Postgres with PostGIS preferred, MySQL will work, SQLite with Spatialite for demos and the insane</text:p>
        </text:list-item>
        <text:list-item>
          <text:p text:style-name="P9">buildout</text:p>
        </text:list-item>
        <text:list-item>
          <text:p text:style-name="P9">supervisord</text:p>
        </text:list-item>
        <text:list-item>
          <text:p text:style-name="P9">nginx</text:p>
        </text:list-item>
        <text:list-item>
          <text:p text:style-name="P9">gunicorn</text:p>
        </text:list-item>
        <text:list-item>
          <text:p text:style-name="P9">User agent detection and switcher</text:p>
        </text:list-item>
        <text:list-item>
          <text:p text:style-name="P9">HAProxy</text:p>
          <text:p text:style-name="P15">Links</text:p>
        </text:list-item>
      </text:list>
      <text:p text:style-name="P1"/>
      <text:p text:style-name="P2"><text:a xlink:type="simple" xlink:href="http://pypi.python.org/pypi/jmbo">http://pypi.python.org/pypi/jmbo</text:a></text:p>
      <text:p text:style-name="P2">Core CMS product.</text:p>
      <text:p text:style-name="P2"/>
      <text:p text:style-name="P2"><text:a xlink:type="simple" xlink:href="http://pypi.python.org/pypi/jmbo-foundry">http://pypi.python.org/pypi/jmbo-foundry</text:a></text:p>
      <text:p text:style-name="P2">A.k.a. Jmbo Go. Present jmbo-* apps as a logical whole. Build pages.</text:p>
      <text:p text:style-name="P2"/>
      <text:p text:style-name="P2"><text:a xlink:type="simple" xlink:href="http://pypi.python.org/pypi/jmbo-skeleton">http://pypi.python.org/pypi/jmbo-skeleton</text:a></text:p>
      <text:p text:style-name="P2">Replacement for paste. Get a demo or new project up and running quick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dley Roos</meta:initial-creator>
    <meta:creation-date>2012-10-05T05:08:37</meta:creation-date>
    <dc:date>2012-10-05T05:59:23</dc:date>
    <dc:creator>Hedley Roos</dc:creator>
    <meta:editing-duration>PT00H46M38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7" meta:paragraph-count="50" meta:word-count="308" meta:character-count="1706"/>
  </office:meta>
</office:document-meta>
</file>